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1400000014532158C6F6295C91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PingFang SC" svg:font-family="'PingFang SC', 'Helvetica Neue', Helvetica, Arial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left="0in" fo:margin-right="0in" fo:margin-top="0in" fo:margin-bottom="0in" loext:contextual-spacing="false" fo:text-indent="0in" style:auto-text-indent="false"/>
    </style:style>
    <style:style style:name="P2" style:family="paragraph" style:parent-style-name="Text_20_body">
      <style:paragraph-properties fo:margin-left="0in" fo:margin-right="0in" fo:margin-top="0in" fo:margin-bottom="0in" loext:contextual-spacing="false" fo:line-height="150%" fo:text-indent="0in" style:auto-text-indent="false"/>
      <style:text-properties fo:font-variant="normal" fo:text-transform="none" fo:color="#000000" fo:letter-spacing="normal" style:text-underline-style="solid" style:text-underline-width="auto" style:text-underline-color="font-color" fo:background-color="#f5f5f5" loext:padding="0in" loext:border="none"/>
    </style:style>
    <style:style style:name="P3" style:family="paragraph" style:parent-style-name="Text_20_body">
      <style:paragraph-properties fo:margin-left="0.1043in" fo:margin-right="0.1043in" fo:margin-top="0.1043in" fo:margin-bottom="0.1043in" loext:contextual-spacing="false" fo:text-align="justify" style:justify-single-word="false" fo:text-indent="0in" style:auto-text-indent="false" fo:padding="0in" fo:border="none"/>
      <style:text-properties loext:padding="0in" loext:border="none"/>
    </style:style>
    <style:style style:name="P4" style:family="paragraph" style:parent-style-name="Text_20_body">
      <style:paragraph-properties fo:margin-left="0.1043in" fo:margin-right="0.1043in" fo:margin-top="0.1043in" fo:margin-bottom="0.1043in" loext:contextual-spacing="false" fo:text-align="justify" style:justify-single-word="false" fo:text-indent="0in" style:auto-text-indent="false" fo:padding="0in" fo:border="none"/>
      <style:text-properties fo:font-variant="normal" fo:text-transform="none" fo:color="#000000" fo:letter-spacing="normal" loext:padding="0in" loext:border="none"/>
    </style:style>
    <style:style style:name="P5" style:family="paragraph" style:parent-style-name="Text_20_body">
      <style:paragraph-properties fo:margin-left="0.1043in" fo:margin-right="0.1043in" fo:margin-top="0in" fo:margin-bottom="0in" loext:contextual-spacing="false" fo:text-align="justify" style:justify-single-word="false" fo:text-indent="0in" style:auto-text-indent="false" fo:padding="0in" fo:border="none"/>
    </style:style>
    <style:style style:name="P6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fo:background-color="#f5f5f5" loext:padding="0in" loext:border="none"/>
    </style:style>
    <style:style style:name="P7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fo:letter-spacing="normal" fo:background-color="#f5f5f5" loext:padding="0.052in" loext:border="0.06pt solid #cccccc"/>
    </style:style>
    <style:style style:name="P8" style:family="paragraph" style:parent-style-name="Preformatted_20_Text">
      <style:paragraph-properties fo:margin-left="0in" fo:margin-right="0in" fo:margin-top="0in" fo:margin-bottom="0in" loext:contextual-spacing="false" fo:line-height="150%" fo:text-indent="0in" style:auto-text-indent="false" fo:padding="0in" fo:border="none"/>
      <style:text-properties fo:font-variant="normal" fo:text-transform="none" fo:color="#000000" style:font-name="Courier New" fo:font-size="9pt" fo:letter-spacing="normal" fo:font-style="normal" fo:font-weight="normal" fo:background-color="#f5f5f5" loext:padding="0.052in" loext:border="0.06pt solid #cccccc"/>
    </style:style>
    <style:style style:name="P9" style:family="paragraph" style:parent-style-name="Preformatted_20_Text">
      <style:paragraph-properties fo:margin-top="0in" fo:margin-bottom="0in" loext:contextual-spacing="false" fo:line-height="150%" fo:padding="0in" fo:border="none"/>
      <style:text-properties fo:font-variant="normal" fo:text-transform="none" fo:color="#000000" fo:letter-spacing="normal" fo:background-color="#f5f5f5" loext:padding="0in" loext:border="none"/>
    </style:style>
    <style:style style:name="P10" style:family="paragraph" style:parent-style-name="Preformatted_20_Text">
      <style:paragraph-properties fo:margin-top="0in" fo:margin-bottom="0in" loext:contextual-spacing="false" fo:line-height="150%" fo:padding="0in" fo:border="none"/>
    </style:style>
    <style:style style:name="T1" style:family="text">
      <style:text-properties loext:padding="0in" loext:border="none"/>
    </style:style>
    <style:style style:name="T2" style:family="text">
      <style:text-properties style:font-name="PingFang SC" fo:font-size="9pt" fo:font-style="normal" fo:font-weight="normal"/>
    </style:style>
    <style:style style:name="T3" style:family="text">
      <style:text-properties style:font-name-asian="PingFang SC" style:font-size-asian="9pt" style:font-style-asian="normal" style:font-weight-asian="normal"/>
    </style:style>
    <style:style style:name="T4" style:family="text">
      <style:text-properties fo:font-variant="normal" fo:text-transform="none" fo:color="#0378bb" style:text-line-through-style="none" style:text-line-through-type="none" style:font-name="PingFang SC" fo:font-size="20.25pt" fo:letter-spacing="normal" fo:font-style="normal" style:text-underline-style="none" fo:font-weight="bold" style:text-blinking="false" loext:padding="0in" loext:border="none"/>
    </style:style>
    <style:style style:name="T5" style:family="text">
      <style:text-properties fo:font-variant="normal" fo:text-transform="none" fo:color="#0378bb" style:text-line-through-style="none" style:text-line-through-type="none" fo:letter-spacing="normal" style:text-underline-style="none" style:text-blinking="false" style:font-name-asian="PingFang SC" style:font-size-asian="20.25pt" style:font-style-asian="normal" style:font-weight-asian="bold" loext:padding="0in" loext:border="none"/>
    </style:style>
    <style:style style:name="T6" style:family="text">
      <style:text-properties fo:font-variant="normal" fo:text-transform="none" fo:color="#000000" style:font-name="PingFang SC" fo:font-size="9pt" fo:letter-spacing="normal" fo:font-style="normal" fo:font-weight="normal" loext:padding="0in" loext:border="none"/>
    </style:style>
    <style:style style:name="T7" style:family="text">
      <style:text-properties fo:font-variant="normal" fo:text-transform="none" fo:color="#000000" fo:letter-spacing="normal" style:font-name-asian="PingFang SC" style:font-size-asian="9pt" style:font-style-asian="normal" style:font-weight-asian="normal" loext:padding="0in" loext:border="none"/>
    </style:style>
    <style:style style:name="T8" style:family="text">
      <style:text-properties style:font-name="Courier New" fo:font-size="9pt" fo:font-style="normal" fo:font-weight="normal"/>
    </style:style>
    <style:style style:name="T9" style:family="text">
      <style:text-properties style:font-name="Courier New" fo:font-size="9pt" fo:font-style="normal" fo:font-weight="normal" loext:padding="0in" loext:border="none"/>
    </style:style>
    <style:style style:name="T10" style:family="text">
      <style:text-properties style:font-name-asian="Courier New" style:font-size-asian="9pt" style:font-style-asian="normal" style:font-weight-asian="normal"/>
    </style:style>
    <style:style style:name="T11" style:family="text">
      <style:text-properties style:font-name-asian="Courier New" style:font-size-asian="9pt" style:font-style-asian="normal" style:font-weight-asian="normal" loext:padding="0in" loext:border="none"/>
    </style:style>
    <style:style style:name="T12" style:family="text">
      <style:text-properties fo:color="#0000ff" style:font-name="Courier New" fo:font-size="9pt" fo:font-style="normal" fo:font-weight="normal" loext:padding="0in" loext:border="none"/>
    </style:style>
    <style:style style:name="T13" style:family="text">
      <style:text-properties fo:color="#0000ff" loext:padding="0in" loext:border="none"/>
    </style:style>
    <style:style style:name="T14" style:family="text">
      <style:text-properties fo:color="#ff0000" style:font-name="Courier New" fo:font-size="9pt" fo:font-style="normal" fo:font-weight="normal"/>
    </style:style>
    <style:style style:name="T15" style:family="text">
      <style:text-properties fo:color="#ff0000" style:font-name-asian="Courier New" style:font-size-asian="9pt" style:font-style-asian="normal" style:font-weight-asian="normal"/>
    </style:style>
    <style:style style:name="T16" style:family="text">
      <style:text-properties fo:color="#ff0000" loext:padding="0in" loext:border="none"/>
    </style:style>
    <style:style style:name="T17" style:family="text">
      <style:text-properties fo:color="#008080" loext:padding="0in" loext:border="none"/>
    </style:style>
    <style:style style:name="T18" style:family="text">
      <style:text-properties fo:color="#008080" style:font-name="Courier New" fo:font-size="9pt" fo:font-style="normal" fo:font-weight="normal" loext:padding="0in" loext:border="none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cb_post_title_url"/><text:a xlink:type="simple" xlink:href="https://www.cnblogs.com/badboy200800/p/9880341.html" text:style-name="Internet_20_link" text:visited-style-name="Visited_20_Internet_20_Link"><text:span text:style-name="T5">【</text:span></text:a><text:a xlink:type="simple" xlink:href="https://www.cnblogs.com/badboy200800/p/9880341.html" text:style-name="Internet_20_link" text:visited-style-name="Visited_20_Internet_20_Link"><text:span text:style-name="T4">Linux</text:span></text:a><text:a xlink:type="simple" xlink:href="https://www.cnblogs.com/badboy200800/p/9880341.html" text:style-name="Internet_20_link" text:visited-style-name="Visited_20_Internet_20_Link"><text:span text:style-name="T5">基础】</text:span></text:a><text:a xlink:type="simple" xlink:href="https://www.cnblogs.com/badboy200800/p/9880341.html" text:style-name="Internet_20_link" text:visited-style-name="Visited_20_Internet_20_Link"><text:span text:style-name="T4">VI</text:span></text:a><text:a xlink:type="simple" xlink:href="https://www.cnblogs.com/badboy200800/p/9880341.html" text:style-name="Internet_20_link" text:visited-style-name="Visited_20_Internet_20_Link"><text:span text:style-name="T5">命令模式下删除拷贝与粘贴</text:span></text:a></text:h>
      <text:section text:style-name="Sect1" text:name="cnblogs_post_body">
        <text:p text:style-name="P3">在VI命令模式下：y 表示拷贝, d 表示删除，p标识粘贴</text:p>
        <text:p text:style-name="P1"><text:span text:style-name="Strong_20_Emphasis"><text:span text:style-name="T6">1.</text:span></text:span><text:span text:style-name="Strong_20_Emphasis"><text:span text:style-name="T7">删除</text:span></text:span></text:p>
        <text:p text:style-name="P2"><draw:a xlink:type="simple" xlink:href="javascript:void(0);"><draw:frame draw:style-name="fr1" draw:name="Image1" text:anchor-type="as-char" svg:width="0.2291in" svg:height="0.2291in" draw:z-index="0"><draw:image xlink:href="Pictures/100002000000001400000014532158C6F6295C91.gif" xlink:type="simple" xlink:show="embed" xlink:actuate="onLoad"/><svg:title>复制代码</svg:title></draw:frame></draw:a></text:p>
        <text:p text:style-name="P6"><text:span text:style-name="T8">dw <text:s text:c="4"/></text:span><text:span text:style-name="T10">表示删除从当前光标到光标所在单词结尾的内容</text:span><text:span text:style-name="T8">.</text:span></text:p>
        <text:p text:style-name="P9"><text:span text:style-name="T8">d0 <text:s text:c="4"/></text:span><text:span text:style-name="T10">表示删除从当前光标到光标所在行首的内容</text:span><text:span text:style-name="T8">.</text:span></text:p>
        <text:p text:style-name="P9"><text:span text:style-name="T8">d$ <text:s text:c="4"/></text:span><text:span text:style-name="T10">表示删除从当前光标到光标所在行尾的内容</text:span><text:span text:style-name="T8">.</text:span></text:p>
        <text:p text:style-name="P10"/>
        <text:p text:style-name="P7"><text:span text:style-name="T12">dd</text:span><text:span text:style-name="T9"> <text:s text:c="4"/></text:span><text:span text:style-name="T11">表示删除光标所在行</text:span><text:span text:style-name="T9">.</text:span></text:p>
        <text:p text:style-name="P9"><text:span text:style-name="T8">6dd <text:s text:c="3"/></text:span><text:span text:style-name="T10">表示删除</text:span><text:span text:style-name="T8">6</text:span><text:span text:style-name="T10">行</text:span></text:p>
        <text:p text:style-name="P9"><text:span text:style-name="T8">D <text:s text:c="5"/></text:span><text:span text:style-name="T10">表示删除从当前光标到光标所在行尾的内容</text:span><text:span text:style-name="T8">.</text:span></text:p>
        <text:p text:style-name="P6"><text:span text:style-name="T14">:6,10  delete</text:span><text:span text:style-name="T8"> <text:s text:c="2"/></text:span><text:span text:style-name="T10">表示删除第</text:span><text:span text:style-name="T8">6</text:span><text:span text:style-name="T10">行至第</text:span><text:span text:style-name="T8">10</text:span><text:span text:style-name="T10">行的数据，其中“</text:span><text:span text:style-name="T8">delete”</text:span><text:span text:style-name="T10">可以简写为“</text:span><text:span text:style-name="T8">d”</text:span><text:span text:style-name="T10">或“</text:span><text:span text:style-name="T8">del”</text:span><text:span text:style-name="T10">等等。</text:span><text:span text:style-name="T14">---</text:span><text:span text:style-name="T15">删除大量行时使用</text:span></text:p>
        <text:p text:style-name="P2"><draw:a xlink:type="simple" xlink:href="javascript:void(0);"><draw:frame draw:style-name="fr1" draw:name="Image2" text:anchor-type="as-char" svg:width="0.2291in" svg:height="0.2291in" draw:z-index="1"><draw:image xlink:href="Pictures/100002000000001400000014532158C6F6295C91.gif" xlink:type="simple" xlink:show="embed" xlink:actuate="onLoad"/><svg:title>复制代码</svg:title></draw:frame></draw:a></text:p>
        <text:p text:style-name="P1"><text:span text:style-name="Strong_20_Emphasis"><text:span text:style-name="T6">2.</text:span></text:span><text:span text:style-name="Strong_20_Emphasis"><text:span text:style-name="T7">拷贝</text:span></text:span></text:p>
        <text:p text:style-name="P2"><draw:a xlink:type="simple" xlink:href="javascript:void(0);"><draw:frame draw:style-name="fr1" draw:name="Image3" text:anchor-type="as-char" svg:width="0.2291in" svg:height="0.2291in" draw:z-index="2"><draw:image xlink:href="Pictures/100002000000001400000014532158C6F6295C91.gif" xlink:type="simple" xlink:show="embed" xlink:actuate="onLoad"/><svg:title>复制代码</svg:title></draw:frame></draw:a></text:p>
        <text:p text:style-name="P6"><text:span text:style-name="T8">yw <text:s text:c="4"/></text:span><text:span text:style-name="T10">表示拷贝从当前光标到光标所在单词结尾的内容</text:span><text:span text:style-name="T8">.</text:span></text:p>
        <text:p text:style-name="P9"><text:span text:style-name="T8">y0 <text:s text:c="4"/></text:span><text:span text:style-name="T10">表示拷贝从当前光标到光标所在行首的内容</text:span><text:span text:style-name="T8">.</text:span></text:p>
        <text:p text:style-name="P9"><text:span text:style-name="T8">y$ <text:s text:c="4"/></text:span><text:span text:style-name="T10">表示拷贝从当前光标到光标所在行尾的内容</text:span><text:span text:style-name="T8">.</text:span></text:p>
        <text:p text:style-name="P9"><text:span text:style-name="T8">yfa <text:s text:c="3"/></text:span><text:span text:style-name="T10">表示拷贝从当前光标到光标后面的第一个</text:span><text:span text:style-name="T8">a</text:span><text:span text:style-name="T10">字符之间的内容</text:span><text:span text:style-name="T8">.</text:span></text:p>
        <text:p text:style-name="P10"/>
        <text:p text:style-name="P9"><text:span text:style-name="T8">yy <text:s text:c="3"/></text:span><text:span text:style-name="T10">表示拷贝光标所在行</text:span><text:span text:style-name="T8">.</text:span></text:p>
        <text:p text:style-name="P9"><text:span text:style-name="T8">8yy <text:s text:c="2"/></text:span><text:span text:style-name="T10">标识拷贝</text:span><text:span text:style-name="T8">8</text:span><text:span text:style-name="T10">行</text:span></text:p>
        <text:p text:style-name="P6"><text:span text:style-name="T14">:6,10 copy 18</text:span><text:span text:style-name="T8"> </text:span><text:span text:style-name="T10">表示从第</text:span><text:span text:style-name="T8">6</text:span><text:span text:style-name="T10">行开始的</text:span><text:span text:style-name="T8">5</text:span><text:span text:style-name="T10">行</text:span><text:span text:style-name="T8">(</text:span><text:span text:style-name="T10">即从第</text:span><text:span text:style-name="T8">6</text:span><text:span text:style-name="T10">行到第</text:span><text:span text:style-name="T8">10</text:span><text:span text:style-name="T10">行</text:span><text:span text:style-name="T8">)</text:span><text:span text:style-name="T10">数据复制到了第</text:span><text:span text:style-name="T8">18</text:span><text:span text:style-name="T10">行下面，其中“</text:span><text:span text:style-name="T8">copy”</text:span><text:span text:style-name="T10">也可写为“</text:span><text:span text:style-name="T8">co”</text:span><text:span text:style-name="T10">或“</text:span><text:span text:style-name="T8">cop”</text:span><text:span text:style-name="T10">。</text:span><text:span text:style-name="T14">---</text:span><text:span text:style-name="T15">拷贝大量行时使用</text:span></text:p>
        <text:p text:style-name="P2"><draw:a xlink:type="simple" xlink:href="javascript:void(0);"><draw:frame draw:style-name="fr1" draw:name="Image4" text:anchor-type="as-char" svg:width="0.2291in" svg:height="0.2291in" draw:z-index="3"><draw:image xlink:href="Pictures/100002000000001400000014532158C6F6295C91.gif" xlink:type="simple" xlink:show="embed" xlink:actuate="onLoad"/><svg:title>复制代码</svg:title></draw:frame></draw:a></text:p>
        <text:p text:style-name="P5"><text:span text:style-name="Strong_20_Emphasis"><text:span text:style-name="T6">3.</text:span></text:span><text:span text:style-name="Strong_20_Emphasis"><text:span text:style-name="T7">粘贴</text:span></text:span></text:p>
        <text:p text:style-name="P4"><text:span text:style-name="T3">删除或者拷贝内容后，直接输入“</text:span><text:span text:style-name="T2">p”</text:span><text:span text:style-name="T3">，即可粘贴</text:span></text:p>
        <text:p text:style-name="P5"><text:span text:style-name="Strong_20_Emphasis"><text:span text:style-name="T6">4.</text:span></text:span><text:span text:style-name="Strong_20_Emphasis"><text:span text:style-name="T7">经典举例</text:span></text:span></text:p>
        <text:p text:style-name="P4"><text:span text:style-name="T3">实现目标：</text:span><text:span text:style-name="T2">/home/bips/usr/test</text:span><text:span text:style-name="T3">文件，实现复制第</text:span><text:span text:style-name="T2">6</text:span><text:span text:style-name="T3">行</text:span><text:span text:style-name="T2">(</text:span><text:span text:style-name="T3">包括</text:span><text:span text:style-name="T2">)</text:span><text:span text:style-name="T3">下面的</text:span><text:span text:style-name="T2">5</text:span><text:span text:style-name="T3">行数据，放到第</text:span><text:span text:style-name="T2">18</text:span><text:span text:style-name="T3">行下面</text:span><text:span text:style-name="T2">(</text:span><text:span text:style-name="T3">也就是粘贴的内容自第</text:span><text:span text:style-name="T2">19</text:span><text:span text:style-name="T3">行起</text:span><text:span text:style-name="T2">)</text:span><text:span text:style-name="T3">。</text:span></text:p>
        <text:p text:style-name="P8"><text:span text:style-name="T17">1</text:span> cd /home/bips/<text:span text:style-name="T1">usr</text:span></text:p>
        <text:p text:style-name="P8"><text:span text:style-name="T17">2</text:span> <text:span text:style-name="T13">vi</text:span><text:span text:style-name="T1"> test</text:span></text:p>
        <text:p text:style-name="P7"><text:span text:style-name="T18">3</text:span><text:span text:style-name="T8"> </text:span><text:span text:style-name="T11">输入</text:span><text:span text:style-name="T9">a</text:span><text:span text:style-name="T11">、</text:span><text:span text:style-name="T9">i</text:span><text:span text:style-name="T11">或者</text:span><text:span text:style-name="T9">o</text:span><text:span text:style-name="T11">进入插入模式，可进行插入文本操作</text:span></text:p>
        <text:p text:style-name="P7"><text:span text:style-name="T18">4</text:span><text:span text:style-name="T8"> </text:span><text:span text:style-name="T11">按</text:span><text:span text:style-name="T9">ESC</text:span><text:span text:style-name="T11">进入命令模式</text:span></text:p>
        <text:p text:style-name="P8"><text:span text:style-name="T17">5</text:span> <text:span text:style-name="T16">:6,10 copy 18</text:span></text:p>
      </text:section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PingFang SC" svg:font-family="'PingFang SC', 'Helvetica Neue', Helvetica, Arial, 'Microsoft Yahei'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6T10:04:11.067994921</meta:creation-date>
    <dc:date>2019-08-16T10:04:41.539102176</dc:date>
    <meta:editing-duration>PT30S</meta:editing-duration>
    <meta:editing-cycles>1</meta:editing-cycles>
    <meta:document-statistic meta:table-count="0" meta:image-count="4" meta:object-count="0" meta:page-count="2" meta:paragraph-count="31" meta:word-count="484" meta:character-count="683" meta:non-whitespace-character-count="607"/>
    <meta:generator>LibreOffice/5.1.6.2$Linux_X86_64 LibreOffice_project/10m0$Build-2</meta:generator>
  </office:meta>
</office:document-meta>
</file>